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3.705cm"/>
    </style:style>
    <style:style style:name="Tabela1.B" style:family="table-column">
      <style:table-column-properties style:column-width="3.3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8.04cm"/>
    </style:style>
    <style:style style:name="Tabela2.C" style:family="table-column">
      <style:table-column-properties style:column-width="3.307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11.347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tyle="normal" fo:font-weight="normal" officeooo:rsid="0057f026" officeooo:paragraph-rsid="0012b72c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normal" officeooo:rsid="0057f026" officeooo:paragraph-rsid="00145296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bold" officeooo:rsid="00145296" officeooo:paragraph-rsid="00145296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normal" fo:font-weight="bold" officeooo:rsid="0015b1e4" officeooo:paragraph-rsid="0015b1e4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62208" officeooo:paragraph-rsid="0012b72c"/>
    </style:style>
    <style:style style:name="P6" style:family="paragraph" style:parent-style-name="Standard">
      <style:paragraph-properties fo:text-align="justify" style:justify-single-word="false"/>
      <style:text-properties officeooo:rsid="000747f7" officeooo:paragraph-rsid="0012b72c"/>
    </style:style>
    <style:style style:name="P7" style:family="paragraph" style:parent-style-name="Standard">
      <style:paragraph-properties fo:text-align="center" style:justify-single-word="false"/>
      <style:text-properties fo:font-style="italic" fo:font-weight="bold" officeooo:rsid="0002b1bb" officeooo:paragraph-rsid="0012b72c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0c70eb" officeooo:paragraph-rsid="0012b72c"/>
    </style:style>
    <style:style style:name="P9" style:family="paragraph" style:parent-style-name="Standard">
      <style:text-properties officeooo:rsid="000c70eb" officeooo:paragraph-rsid="00145296"/>
    </style:style>
    <style:style style:name="P10" style:family="paragraph" style:parent-style-name="Standard">
      <style:text-properties officeooo:rsid="0002b1bb" officeooo:paragraph-rsid="0012b72c"/>
    </style:style>
    <style:style style:name="P11" style:family="paragraph" style:parent-style-name="Standard">
      <style:text-properties officeooo:rsid="0002b1bb" officeooo:paragraph-rsid="0014529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2b1bb" officeooo:paragraph-rsid="0012b72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2b1bb" officeooo:paragraph-rsid="0014529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2b72c" officeooo:paragraph-rsid="0014529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45296" officeooo:paragraph-rsid="00145296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002b1bb" officeooo:paragraph-rsid="0012b72c"/>
    </style:style>
    <style:style style:name="P17" style:family="paragraph" style:parent-style-name="Table_20_Contents">
      <style:paragraph-properties fo:text-align="justify" style:justify-single-word="false"/>
      <style:text-properties officeooo:rsid="0002b1bb" officeooo:paragraph-rsid="00145296"/>
    </style:style>
    <style:style style:name="P18" style:family="paragraph" style:parent-style-name="Table_20_Contents">
      <style:paragraph-properties fo:text-align="justify" style:justify-single-word="false"/>
      <style:text-properties officeooo:rsid="00046db0" officeooo:paragraph-rsid="0012b72c"/>
    </style:style>
    <style:style style:name="P19" style:family="paragraph" style:parent-style-name="Table_20_Contents">
      <style:paragraph-properties fo:text-align="justify" style:justify-single-word="false"/>
      <style:text-properties officeooo:rsid="00145296" officeooo:paragraph-rsid="00145296"/>
    </style:style>
    <style:style style:name="P20" style:family="paragraph" style:parent-style-name="Table_20_Contents">
      <style:paragraph-properties fo:text-align="justify" style:justify-single-word="false"/>
      <style:text-properties officeooo:rsid="0015b1e4" officeooo:paragraph-rsid="0015b1e4"/>
    </style:style>
    <style:style style:name="T1" style:family="text">
      <style:text-properties officeooo:rsid="00078f66"/>
    </style:style>
    <style:style style:name="T2" style:family="text">
      <style:text-properties officeooo:rsid="00658991"/>
    </style:style>
    <style:style style:name="T3" style:family="text">
      <style:text-properties officeooo:rsid="00658d0e"/>
    </style:style>
    <style:style style:name="T4" style:family="text">
      <style:text-properties officeooo:rsid="00046db0"/>
    </style:style>
    <style:style style:name="T5" style:family="text">
      <style:text-properties officeooo:rsid="0066da3e"/>
    </style:style>
    <style:style style:name="T6" style:family="text">
      <style:text-properties officeooo:rsid="006752fa"/>
    </style:style>
    <style:style style:name="T7" style:family="text">
      <style:text-properties officeooo:rsid="0068e528"/>
    </style:style>
    <style:style style:name="T8" style:family="text">
      <style:text-properties officeooo:rsid="006a438d"/>
    </style:style>
    <style:style style:name="T9" style:family="text">
      <style:text-properties officeooo:rsid="006d261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7bb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genharia de Software II</text:p>
      <text:p text:style-name="P5">Ciência da Computação - Bacharelado</text:p>
      <text:p text:style-name="P5">Universidade Federal da Fronteira Sul</text:p>
      <text:p text:style-name="P6">Estudantes: Alesom Zorzi, <text:span text:style-name="T1">André Luiz Maso, Eduardo Ogliari, Jardel Anton, João Ricardo Barp Neto, Jovani de Souza, Kétly Gonçalves Machado.</text:span></text:p>
      <text:p text:style-name="P6"/>
      <text:p text:style-name="P7">RETROSP<text:span text:style-name="T2">E</text:span>CTIVA</text:p>
      <text:p text:style-name="P7"/>
      <text:p text:style-name="P3">SPRINT <text:span text:style-name="T11">2</text:span></text:p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PONTOS FORTES A SEREM MANTIDOS</text:p>
          </table:table-cell>
          <table:table-cell table:style-name="Tabela1.B1" office:value-type="string">
            <text:p text:style-name="P14">O que foi feito na Sprint 2</text:p>
          </table:table-cell>
        </table:table-row>
        <table:table-row>
          <table:table-cell table:style-name="Tabela1.A2" office:value-type="string">
            <text:p text:style-name="P16"><text:span text:style-name="T3">1</text:span>. <text:span text:style-name="T4">I</text:span>nteração e tomada de decisões do time <text:span text:style-name="T4">foi organizada e democrática</text:span></text:p>
          </table:table-cell>
          <table:table-cell table:style-name="Tabela1.B2" office:value-type="string">
            <text:p text:style-name="P19">Continuou na Sprint 2</text:p>
          </table:table-cell>
        </table:table-row>
        <table:table-row>
          <table:table-cell table:style-name="Tabela1.A2" office:value-type="string">
            <text:p text:style-name="P16"><text:span text:style-name="T5">2</text:span>. Foco na conclusão de todas as tarefas estipuladas para a Sprint</text:p>
          </table:table-cell>
          <table:table-cell table:style-name="Tabela1.B2" office:value-type="string">
            <text:p text:style-name="P19">Continuou na Sprint 2</text:p>
          </table:table-cell>
        </table:table-row>
      </table:table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2">PROBLEMAS A SEREM RESOLVIDOS OU METAS DE MELHORIA</text:p>
          </table:table-cell>
          <table:table-cell table:style-name="Tabela2.A1" office:value-type="string">
            <text:p text:style-name="P12">COMO FAZER</text:p>
          </table:table-cell>
          <table:table-cell table:style-name="Tabela2.C1" office:value-type="string">
            <text:p text:style-name="P15">O que foi feito na Sprint 2</text:p>
          </table:table-cell>
        </table:table-row>
        <table:table-row>
          <table:table-cell table:style-name="Tabela2.A2" office:value-type="string">
            <text:p text:style-name="P16"><text:span text:style-name="T6">1</text:span>. Documentação do código</text:p>
          </table:table-cell>
          <table:table-cell table:style-name="Tabela2.A2" office:value-type="string">
            <text:p text:style-name="P16">Criar um padrão de comentários e já <text:span text:style-name="T4">inseri-los no código</text:span> antes d<text:span text:style-name="T7">a fase de testes.</text:span></text:p>
          </table:table-cell>
          <table:table-cell table:style-name="Tabela2.C2" office:value-type="string">
            <text:p text:style-name="P19">Não foi realizado</text:p>
          </table:table-cell>
        </table:table-row>
        <table:table-row>
          <table:table-cell table:style-name="Tabela2.A2" office:value-type="string">
            <text:p text:style-name="P16"><text:span text:style-name="T8">2</text:span>. Padronização do código</text:p>
          </table:table-cell>
          <table:table-cell table:style-name="Tabela2.A2" office:value-type="string">
            <text:p text:style-name="P18">Definir um padrão coletivamente.</text:p>
          </table:table-cell>
          <table:table-cell table:style-name="Tabela2.C2" office:value-type="string">
            <text:p text:style-name="P19">Não foi realizado</text:p>
          </table:table-cell>
        </table:table-row>
        <table:table-row>
          <table:table-cell table:style-name="Tabela2.A2" office:value-type="string">
            <text:p text:style-name="P18"><text:span text:style-name="T9">3</text:span>. Testes</text:p>
          </table:table-cell>
          <table:table-cell table:style-name="Tabela2.A2" office:value-type="string">
            <text:p text:style-name="P18">Testar também com uma visão de usuário final e não somente de desenvolvedor</text:p>
          </table:table-cell>
          <table:table-cell table:style-name="Tabela2.C2" office:value-type="string">
            <text:p text:style-name="P19">Foi realizado</text:p>
          </table:table-cell>
        </table:table-row>
      </table:table>
      <text:p text:style-name="P1"/>
      <text:p text:style-name="P4">SPRINT 2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PONTOS FORTES A SEREM MANTIDOS</text:p>
          </table:table-cell>
        </table:table-row>
        <table:table-row>
          <table:table-cell table:style-name="Table1.A2" office:value-type="string">
            <text:p text:style-name="P17"><text:span text:style-name="T3">1</text:span>. <text:span text:style-name="T4">I</text:span>nteração e tomada de decisões do time <text:span text:style-name="T4">foi organizada e democrática</text:span></text:p>
          </table:table-cell>
        </table:table-row>
        <table:table-row>
          <table:table-cell table:style-name="Table1.A2" office:value-type="string">
            <text:p text:style-name="P17"><text:span text:style-name="T5">2</text:span>. Foco na conclusão de todas as tarefas estipuladas para a Sprint</text:p>
          </table:table-cell>
        </table:table-row>
        <table:table-row>
          <table:table-cell table:style-name="Table1.A2" office:value-type="string">
            <text:p text:style-name="P20">3. Testes realizados também na visão de usuário do sistema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ROBLEMAS A SEREM RESOLVIDOS OU METAS DE MELHORIA</text:p>
          </table:table-cell>
          <table:table-cell table:style-name="Table2.B1" office:value-type="string">
            <text:p text:style-name="P13">COMO FAZER</text:p>
          </table:table-cell>
        </table:table-row>
        <table:table-row>
          <table:table-cell table:style-name="Table2.A2" office:value-type="string">
            <text:p text:style-name="P17"><text:span text:style-name="T6">1</text:span>. Documentação do código</text:p>
          </table:table-cell>
          <table:table-cell table:style-name="Table2.B2" office:value-type="string">
            <text:p text:style-name="P20">Acrescentar comentários ao código já produzido.</text:p>
          </table:table-cell>
        </table:table-row>
        <table:table-row>
          <table:table-cell table:style-name="Table2.A2" office:value-type="string">
            <text:p text:style-name="P17"><text:span text:style-name="T8">2</text:span>. Padronização do código</text:p>
          </table:table-cell>
          <table:table-cell table:style-name="Table2.B2" office:value-type="string">
            <text:p text:style-name="P20">Alterar o código já produzido para os padrões do <text:span text:style-name="T10">framework</text:span> de estil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om Zorzi</meta:initial-creator>
    <meta:creation-date>2016-10-25T14:15:56.394841715</meta:creation-date>
    <meta:generator>LibreOffice/4.2.8.2$Linux_X86_64 LibreOffice_project/420$Build-2</meta:generator>
    <dc:date>2017-02-17T18:34:17.292742612</dc:date>
    <dc:creator>root </dc:creator>
    <meta:editing-duration>PT3M47S</meta:editing-duration>
    <meta:editing-cycles>5</meta:editing-cycles>
    <meta:document-statistic meta:table-count="4" meta:image-count="0" meta:object-count="0" meta:page-count="1" meta:paragraph-count="35" meta:word-count="225" meta:character-count="1329" meta:non-whitespace-character-count="1139"/>
  </office:meta>
</office:document-meta>
</file>